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3.52cm"/>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graphic-properties fo:min-height="3.506cm"/>
    </style:style>
    <style:style style:name="pr8" style:family="presentation" style:parent-style-name="lyt-organic-title">
      <style:graphic-properties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font-size="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これまで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工数見積</text:p>
              </text:list-item>
              <text:list-item>
                <text:p text:style-name="P3">設計</text:p>
              </text:list-item>
              <text:list-item>
                <text:p text:style-name="P3">開発</text:p>
              </text:list-item>
              <text:list-item>
                <text:p text:style-name="P3">テスト</text:p>
              </text:list-item>
              <text:list-item>
                <text:p text:style-name="P3">納品</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xml:id="id3" draw:id="id3">
        <draw:frame presentation:style-name="pr6" draw:text-style-name="P1" draw:layer="layout" svg:width="24cm" svg:height="3.506cm" svg:x="2cm" svg:y="1.537cm" presentation:class="title">
          <draw:text-box draw:corner-radius="0.032cm">
            <text:p text:style-name="P1">これまでの要件定義</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3"/>
                <text:p text:style-name="P3"/>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 text:style-name="P3">FP数やステップ数など数学で見積＋経験による係数<text:line-break/>・実際の生産性を反映できない</text:p>
                <text:p text:style-name="P3"/>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organic" presentation:presentation-page-layout-name="AL1T0" xml:id="id5" draw:id="id5">
        <draw:frame presentation:style-name="pr8" draw:layer="layout" svg:width="24cm" svg:height="3.506cm" svg:x="2cm" svg:y="1.537cm" presentation:class="title">
          <draw:text-box>
            <text:p>これまでの設計</text:p>
          </draw:text-box>
        </draw:frame>
        <draw:frame draw:style-name="gr2" draw:text-style-name="P3" draw:layer="layout" svg:width="22.459cm" svg:height="5.181cm" svg:x="2.892cm" svg:y="5.63cm">
          <draw:text-box>
            <text:list text:style-name="L3">
              <text:list-item>
                <text:p text:style-name="P3">机上で論理を構築<text:line-break/>・延々あーでもないこーでもないの繰り返し<text:line-break/>・かなりの経験・スキルがないと論理破綻をまねく<text:line-break/>・設計書の見栄えが気になってしょっちゅう微調整</text:p>
                <text:p text:style-name="P3"/>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draw:frame presentation:style-name="pr9" draw:text-style-name="P1" draw:layer="layout" svg:width="24cm" svg:height="3.506cm" svg:x="2cm" svg:y="1.537cm" presentation:class="title">
          <draw:text-box draw:corner-radius="0.024cm">
            <text:p text:style-name="P1">これまで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設計の完了が遅れて開発に入れない<text:line-break/>・見切り発車で設計できている箇所から着手<text:line-break/>・全体を見極めたアーキテクチャの構築に失敗</text:p>
                <text:p text:style-name="P3"/>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draw:frame presentation:style-name="pr10" draw:text-style-name="P1" draw:layer="layout" svg:width="24cm" svg:height="3.506cm" svg:x="2cm" svg:y="1.537cm" presentation:class="title">
          <draw:text-box>
            <text:p text:style-name="P1">これまでのテスト</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設計・開発の遅れによる工数の削減<text:line-break/>・主要な部分のテストに重点を置く<text:line-break/>・マスタメンテなどバックエンドを軽視<text:line-break/>　→　本番稼働後にマスタ不整合が発覚しデータ復旧</text:p>
                <text:p text:style-name="P3"/>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xml:id="id8" draw:id="id8">
        <draw:frame presentation:style-name="pr11" draw:text-style-name="P1" draw:layer="layout" svg:width="24cm" svg:height="3.506cm" svg:x="2cm" svg:y="1.537cm" presentation:class="title">
          <draw:text-box>
            <text:p text:style-name="P1">これまでの納品</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ユーザが初めて目にしたソフトウェアが想像と全然違う<text:line-break/>・必死で改修<text:line-break/>　→デスマーチ突入<text:line-break/>・気がついたら設計書が現状にそぐわない<text:line-break/>　→直す暇がないので参考資料に格下げして放置<text:line-break/>　→保守の段階で何が正しいのかわからず機能的デグレ</text:p>
              </text:list-item>
              <text:list-item>
                <text:p text:style-name="P3">とにかく検収が欲しい<text:line-break/>・ユーザが気がつきにくい部分はほりぼて感満載<text:line-break/>　→　保守＆瑕疵対応で吸収</text:p>
                <text:p text:style-name="P3"/>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2" draw:text-style-name="P1" draw:layer="layout" svg:width="24cm" svg:height="3.506cm" svg:x="2cm" svg:y="1.537cm" presentation:class="title">
          <draw:text-box draw:corner-radius="0.024cm">
            <text:p text:style-name="P1">これから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31</meta:editing-cycles>
    <meta:editing-duration>PT46M45S</meta:editing-duration>
    <meta:initial-creator>ichy </meta:initial-creator>
    <dc:date>2013-04-04T13:00:34</dc:date>
    <dc:creator>maeda </dc:creator>
    <meta:document-statistic meta:object-count="56"/>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